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6400000070C21DD8F4530740D1.png" manifest:media-type="image/png"/>
  <manifest:file-entry manifest:full-path="Pictures/100000000000047E000004744947381CCCD331A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Quicksand Bold" svg:font-family="'Quicksand Bold'" style:font-family-generic="roman" style:font-pitch="variable"/>
    <style:font-face style:name="Quicksand Book" svg:font-family="'Quicksand Book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252cm" style:type="center"/>
          <style:tab-stop style:position="18.461cm" style:type="right"/>
        </style:tab-stops>
      </style:paragraph-properties>
    </style:style>
    <style:style style:name="P2" style:family="paragraph" style:parent-style-name="Standard">
      <style:text-properties officeooo:rsid="000a35e5" officeooo:paragraph-rsid="000a35e5"/>
    </style:style>
    <style:style style:name="P3" style:family="paragraph" style:parent-style-name="Standard">
      <style:paragraph-properties fo:margin-top="0cm" fo:margin-bottom="0cm" loext:contextual-spacing="false"/>
      <style:text-properties fo:font-size="6pt" style:font-size-asian="6pt" style:font-size-complex="6pt"/>
    </style:style>
    <style:style style:name="P4" style:family="paragraph" style:parent-style-name="Footer">
      <style:paragraph-properties fo:margin-left="0cm" fo:margin-right="0cm" fo:text-indent="1.249cm" style:auto-text-indent="false">
        <style:tab-stops>
          <style:tab-stop style:position="1.251cm"/>
          <style:tab-stop style:position="8.752cm" style:type="center"/>
          <style:tab-stop style:position="18.461cm" style:type="right"/>
        </style:tab-stops>
      </style:paragraph-properties>
      <style:text-properties fo:font-size="6pt" style:font-size-asian="6pt" style:font-size-complex="6pt"/>
    </style:style>
    <style:style style:name="P5" style:family="paragraph" style:parent-style-name="Footer">
      <style:paragraph-properties fo:margin-left="0cm" fo:margin-right="0cm" fo:text-indent="1.249cm" style:auto-text-indent="false" fo:padding-left="0cm" fo:padding-right="0cm" fo:padding-top="0.141cm" fo:padding-bottom="0cm" fo:border-left="none" fo:border-right="none" fo:border-top="0.51pt solid #000000" fo:border-bottom="none">
        <style:tab-stops>
          <style:tab-stop style:position="1.251cm"/>
          <style:tab-stop style:position="8.752cm" style:type="center"/>
          <style:tab-stop style:position="18.461cm" style:type="right"/>
        </style:tab-stops>
      </style:paragraph-properties>
    </style:style>
    <style:style style:name="P6" style:family="paragraph" style:parent-style-name="Standard">
      <style:paragraph-properties fo:padding-left="0cm" fo:padding-right="0cm" fo:padding-top="0.176cm" fo:padding-bottom="0.176cm" fo:border-left="none" fo:border-right="none" fo:border-top="0.51pt solid #000000" fo:border-bottom="0.51pt solid #000000"/>
    </style:style>
    <style:style style:name="P7" style:family="paragraph" style:parent-style-name="Standard" style:master-page-name="Standard">
      <style:paragraph-properties fo:margin-top="1.058cm" fo:margin-bottom="1.27cm" loext:contextual-spacing="false" fo:text-align="center" style:justify-single-word="false" style:page-number="auto"/>
    </style:style>
    <style:style style:name="P8" style:family="paragraph" style:parent-style-name="Question" style:list-style-name="WWNum1"/>
    <style:style style:name="P9" style:family="paragraph" style:parent-style-name="Heading_20_3" style:list-style-name="WWNum2"/>
    <style:style style:name="P10" style:family="paragraph" style:parent-style-name="Title">
      <style:paragraph-properties fo:padding-left="0cm" fo:padding-right="0cm" fo:padding-top="0cm" fo:padding-bottom="0.035cm" fo:border-left="none" fo:border-right="none" fo:border-top="none" fo:border-bottom="0.51pt solid #a6a6a6"/>
      <style:text-properties style:font-name="Quicksand Book" fo:font-weight="bold" style:font-weight-asian="bold" style:font-weight-complex="bold"/>
    </style:style>
    <style:style style:name="P11" style:family="paragraph" style:parent-style-name="Heading_20_2" style:list-style-name="WWNum2"/>
    <style:style style:name="P12" style:family="paragraph" style:parent-style-name="Heading_20_1" style:list-style-name="WWNum2"/>
    <style:style style:name="P13" style:family="paragraph" style:parent-style-name="Heading_20_4" style:list-style-name="WWNum2"/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Quicksand Book"/>
    </style:style>
    <style:style style:name="T2" style:family="text">
      <style:text-properties style:font-name="Quicksand Book" fo:font-size="10pt" style:font-size-asian="10pt" style:font-size-complex="10pt"/>
    </style:style>
    <style:style style:name="T3" style:family="text">
      <style:text-properties style:font-name="Quicksand Book" fo:font-size="14pt" style:font-size-asian="14pt" style:font-size-complex="14pt"/>
    </style:style>
    <style:style style:name="T4" style:family="text">
      <style:text-properties style:font-name="Quicksand Bold" fo:font-size="10pt" style:font-size-asian="10pt" style:font-size-complex="10pt"/>
    </style:style>
    <style:style style:name="T5" style:family="text">
      <style:text-properties style:font-name="Quicksand Bold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Quicksand Bold" fo:font-size="10pt" style:text-underline-style="none" style:font-size-asian="10pt" style:font-size-complex="10pt"/>
    </style:style>
    <style:style style:name="T7" style:family="text">
      <style:text-properties style:font-name="Quicksand Bold" fo:font-size="26pt" style:font-size-asian="26pt" style:font-size-complex="26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font-name="Quicksand Bold" fo:font-size="10pt" style:text-underline-style="none" style:font-size-asian="10pt" style:font-size-complex="10pt"/>
    </style:style>
    <style:style style:name="T11" style:family="text">
      <style:text-properties officeooo:rsid="000ae924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Titre du support<text:line-break/></text:span><text:span text:style-name="T3">Corrigé UPSTI</text:span></text:p>
      <text:p text:style-name="P10">Titre de partie</text:p>
      <text:list xml:id="list1938037978" text:style-name="WWNum2">
        <text:list-item>
          <text:h text:style-name="P12" text:outline-level="1">Titre 1</text:h>
          <text:list>
            <text:list-item>
              <text:h text:style-name="P11" text:outline-level="2">Titre 2</text:h>
              <text:list>
                <text:list-item>
                  <text:h text:style-name="P9" text:outline-level="3">Titre 3</text:h>
                  <text:list>
                    <text:list-item>
                      <text:h text:style-name="P13" text:outline-level="4">Titre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Corps de texte</text:p>
      <text:p text:style-name="P6"><text:span text:style-name="T9">Objectif : </text:span><text:span text:style-name="Objectif_20_Car">Ceci est une boîte dans laquelle on peut définir un objectif</text:span><text:bookmark text:name="_Hlk38207406"/></text:p>
      <text:list xml:id="list4071988340" text:style-name="WWNum1">
        <text:list-item>
          <text:p text:style-name="P8">Texte de la question <text:span text:style-name="T11">(numérotation automatique)</text:span></text:p>
        </text:list-item>
      </text:list>
      <text:p text:style-name="Corrigé">Texte du corrigé</text:p>
      <text:p text:style-name="Corrigé"/>
      <text:p text:style-name="P2"/>
      <text:p text:style-name="Standard">Veillez à bien utiliser les styles prédéfinis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Quicksand Bold" svg:font-family="'Quicksand Bold'" style:font-family-generic="roman" style:font-pitch="variable"/>
    <style:font-face style:name="Quicksand Book" svg:font-family="'Quicksand Book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text-properties fo:color="#2a3a8c" style:font-name="Quicksand Book" fo:font-family="'Quicksand Book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text-properties fo:color="#4e97cd" style:font-name="Quicksand Book" fo:font-family="'Quicksand Book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style:font-name="Quicksand Book" fo:font-family="'Quicksand Book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text-properties style:font-name="Quicksand Book" fo:font-family="'Quicksand Book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PSTI_20_-_20_Titre_20_de_20_partie" style:display-name="UPSTI - Titre de partie" style:family="paragraph" style:parent-style-name="Standard" style:next-style-name="Text_20_body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a6a6a6"/>
      <style:text-properties fo:font-variant="small-caps" fo:color="#2a3a8c" style:font-name="Quicksand Bold" fo:font-family="'Quicksand Bold'" style:font-family-generic="roman" style:font-pitch="variable" fo:font-size="20pt" style:font-size-asian="20pt" style:font-size-complex="18pt"/>
    </style:style>
    <style:style style:name="Title" style:family="paragraph" style:parent-style-name="UPSTI_20_-_20_Titre_20_de_20_partie" style:next-style-name="Standard" style:default-outline-level="" style:class="chapter"/>
    <style:style style:name="UPSTI_20_En-tête" style:display-name="UPSTI En-tête" style:family="paragraph" style:parent-style-name="Header" style:default-outline-level="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252cm" style:type="center"/>
          <style:tab-stop style:position="18.461cm" style:type="right"/>
        </style:tab-stops>
      </style:paragraph-properties>
      <style:text-properties style:font-name="Quicksand Book" fo:font-family="'Quicksand Book'" style:font-family-generic="roman" style:font-pitch="variable"/>
    </style:style>
    <style:style style:name="Question" style:family="paragraph" style:parent-style-name="Standard" style:next-style-name="Corrigé" style:default-outline-level="">
      <style:paragraph-properties fo:margin-top="0.423cm" fo:margin-bottom="0.212cm" loext:contextual-spacing="false" fo:line-height="100%" fo:text-align="justify" style:justify-single-word="false" style:punctuation-wrap="hanging" style:vertical-align="baseline"/>
      <style:text-properties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orrigé" style:family="paragraph" style:parent-style-name="Question" style:default-outline-level="">
      <style:text-properties fo:color="#9d0000"/>
    </style:style>
    <style:style style:name="Objectif" style:family="paragraph" style:parent-style-name="Standard" style:default-outline-level="">
      <style:paragraph-properties fo:padding-left="0cm" fo:padding-right="0cm" fo:padding-top="0.176cm" fo:padding-bottom="0.176cm" fo:border-left="none" fo:border-right="none" fo:border-top="0.51pt solid #000000" fo:border-bottom="0.51pt solid #000000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2a3a8c" style:font-name="Quicksand Book" fo:font-family="'Quicksand Book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UPSTI_20_-_20_Titre_20_de_20_partie_20_Car" style:display-name="UPSTI - Titre de partie Car" style:family="text" style:parent-style-name="Default_20_Paragraph_20_Font">
      <style:text-properties fo:font-variant="small-caps" fo:color="#2a3a8c" style:font-name="Quicksand Bold" fo:font-family="'Quicksand Bold'" style:font-family-generic="roman" style:font-pitch="variable" fo:font-size="20pt" style:font-size-asian="20pt" style:font-size-complex="18pt"/>
    </style:style>
    <style:style style:name="Titre_20_2_20_Car" style:display-name="Titre 2 Car" style:family="text" style:parent-style-name="Default_20_Paragraph_20_Font">
      <style:text-properties fo:color="#4e97cd" style:font-name="Quicksand Book" fo:font-family="'Quicksand Book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re_20_3_20_Car" style:display-name="Titre 3 Car" style:family="text" style:parent-style-name="Default_20_Paragraph_20_Font">
      <style:text-properties style:font-name="Quicksand Book" fo:font-family="'Quicksand Book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Default_20_Paragraph_20_Font">
      <style:text-properties fo:font-variant="small-caps" fo:color="#2a3a8c" style:font-name="Quicksand Bold" fo:font-family="'Quicksand Bold'" style:font-family-generic="roman" style:font-pitch="variable" fo:font-size="20pt" style:font-size-asian="20pt" style:font-size-complex="18pt"/>
    </style:style>
    <style:style style:name="Titre_20_4_20_Car" style:display-name="Titre 4 Car" style:family="text" style:parent-style-name="Default_20_Paragraph_20_Font">
      <style:text-properties style:font-name="Quicksand Book" fo:font-family="'Quicksand Book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UPSTI_20_En-tête_20_Car" style:display-name="UPSTI En-tête Car" style:family="text" style:parent-style-name="En-tête_20_Car">
      <style:text-properties style:font-name="Quicksand Book" fo:font-family="'Quicksand Book'" style:font-family-generic="roman" style:font-pitch="variable"/>
    </style:style>
    <style:style style:name="Question_20_Car" style:display-name="Question Car" style:family="text" style:parent-style-name="Default_20_Paragraph_20_Font"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Titre_20_5_20_Car" style:display-name="Titre 5 Car" style:family="text" style:parent-style-name="Default_20_Paragraph_20_Font">
      <style:text-properties fo:color="#2f5496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Corrigé_20_Car" style:display-name="Corrigé Car" style:family="text" style:parent-style-name="Question_20_Car">
      <style:text-properties fo:color="#9d0000" style:font-name="Cambria" fo:font-family="Cambria" style:font-family-generic="roman" style:font-pitch="variable" style:font-name-asian="Times New Roman" style:font-family-asian="'Times New Roman'" style:font-family-generic-asian="system" style:font-pitch-asian="variable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Objectif_20_Car" style:display-name="Objectif Car" style:family="text" style:parent-style-name="Default_20_Paragraph_20_Font">
      <style:text-properties style:font-name="Cambria" fo:font-family="Cambria" style:font-family-generic="roman" style:font-pitch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text-blinking="false" style:font-style-asian="normal" style:font-weight-asian="bold" style:font-style-complex="normal" style:font-weight-complex="normal" style:text-emphasize="none" text:display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I">
        <style:list-level-properties text:list-level-position-and-space-mode="label-alignment">
          <style:list-level-label-alignment text:label-followed-by="space" fo:text-indent="-0.63cm" fo:margin-left="0.63cm"/>
        </style:list-level-properties>
      </text:outline-level-style>
      <text:outline-level-style text:level="2" style:num-suffix=" -" style:num-format="1" text:display-levels="2">
        <style:list-level-properties text:list-level-position-and-space-mode="label-alignment">
          <style:list-level-label-alignment text:label-followed-by="space" fo:text-indent="-0.63cm" fo:margin-left="0.63cm"/>
        </style:list-level-properties>
      </text:outline-level-style>
      <text:outline-level-style text:level="3" style:num-suffix=" -" style:num-format="a" style:num-letter-sync="true" text:display-levels="3">
        <style:list-level-properties text:list-level-position-and-space-mode="label-alignment">
          <style:list-level-label-alignment text:label-followed-by="space" fo:text-indent="-0.63cm" fo:margin-left="0.63cm"/>
        </style:list-level-properties>
      </text:outline-level-style>
      <text:outline-level-style text:level="4" style:num-suffix=" -" style:num-format="i" text:display-levels="4">
        <style:list-level-properties text:list-level-position-and-space-mode="label-alignment">
          <style:list-level-label-alignment text:label-followed-by="space" fo:text-indent="-0.63cm" fo:margin-left="0.63cm"/>
        </style:list-level-properties>
      </text:outline-level-style>
      <text:outline-level-style text:level="5" style:num-suffix=" -" style:num-format="1" text:display-levels="5">
        <style:list-level-properties text:list-level-position-and-space-mode="label-alignment">
          <style:list-level-label-alignment text:label-followed-by="space" fo:text-indent="-0.63cm" fo:margin-left="0.6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Question " style:num-format="1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-" style:num-format="I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3" style:num-suffix=" -" style:num-format="a" style:num-letter-sync="true" text:display-levels="3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4" style:num-suffix=" -" style:num-format="i" text:display-levels="4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- " style:num-format="I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- " style:num-format="I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 -" style:num-format="I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 -" style:num-format="1" text:display-levels="2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3" style:num-suffix=" -" style:num-format="1" text:display-levels="3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4" style:num-suffix=" -" style:num-format="1" text:display-levels="4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5" style:num-suffix=" -" style:num-format="1" text:display-levels="5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252cm" style:type="center"/>
          <style:tab-stop style:position="18.461cm" style:type="right"/>
        </style:tab-stops>
      </style:paragraph-properties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Standard">
      <style:paragraph-properties fo:margin-top="0cm" fo:margin-bottom="0cm" loext:contextual-spacing="false"/>
      <style:text-properties fo:font-size="6pt" style:font-size-asian="6pt" style:font-size-complex="6pt"/>
    </style:style>
    <style:style style:name="MP4" style:family="paragraph" style:parent-style-name="Footer">
      <style:paragraph-properties fo:margin-left="0cm" fo:margin-right="0cm" fo:text-indent="1.249cm" style:auto-text-indent="false">
        <style:tab-stops>
          <style:tab-stop style:position="1.251cm"/>
          <style:tab-stop style:position="8.752cm" style:type="center"/>
          <style:tab-stop style:position="18.461cm" style:type="right"/>
        </style:tab-stops>
      </style:paragraph-properties>
      <style:text-properties fo:font-size="6pt" style:font-size-asian="6pt" style:font-size-complex="6pt"/>
    </style:style>
    <style:style style:name="MP5" style:family="paragraph" style:parent-style-name="Footer">
      <style:paragraph-properties fo:margin-left="0cm" fo:margin-right="0cm" fo:text-indent="1.249cm" style:auto-text-indent="false" fo:padding-left="0cm" fo:padding-right="0cm" fo:padding-top="0.141cm" fo:padding-bottom="0cm" fo:border-left="none" fo:border-right="none" fo:border-top="0.51pt solid #000000" fo:border-bottom="none">
        <style:tab-stops>
          <style:tab-stop style:position="1.251cm"/>
          <style:tab-stop style:position="8.752cm" style:type="center"/>
          <style:tab-stop style:position="18.461cm" style:type="right"/>
        </style:tab-stops>
      </style:paragraph-properties>
    </style:style>
    <style:style style:name="MT1" style:family="text"/>
    <style:style style:name="MT2" style:family="text">
      <style:text-properties style:font-name="Quicksand Book"/>
    </style:style>
    <style:style style:name="MT3" style:family="text">
      <style:text-properties style:use-window-font-color="true" style:font-name="Quicksand Bold" fo:font-size="10pt" style:text-underline-style="none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style:font-name="Quicksand Book" fo:font-size="10pt" style:font-size-asian="10pt" style:font-size-complex="10pt"/>
    </style:style>
    <style:style style:name="MT6" style:family="text">
      <style:text-properties style:font-name="Quicksand Bold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middle" style:vertical-rel="page-content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text:anchor-type="char" draw:z-index="1" draw:name="WordPictureWatermark70967627" draw:style-name="Mgr1" draw:text-style-name="MP2" svg:width="18.439cm" svg:height="18.278cm" svg:x="0.011cm" svg:y="3.538cm"><draw:image xlink:href="Pictures/100000000000047E000004744947381CCCD331A0.png" xlink:type="simple" xlink:show="embed" xlink:actuate="onLoad" loext:mime-type="image/png"><text:p/></draw:image></draw:frame><text:span text:style-name="UPSTI_20_En-tête_20_Car">CCINP - PSI - S2I</text:span><text:span text:style-name="MT2"> <text:tab/></text:span><text:span text:style-name="UPSTI_20_En-tête_20_Car">Titre du support</text:span><text:span text:style-name="MT2"> <text:tab/></text:span><text:span text:style-name="UPSTI_20_En-tête_20_Car">Session 2019</text:span></text:p>
        <text:p text:style-name="MP3"/>
      </style:header>
      <style:footer>
        <text:p text:style-name="MP4"/>
        <text:p text:style-name="MP5"><draw:a xlink:type="simple" xlink:href="https://www.upsti.fr/"><draw:frame draw:style-name="Mfr1" draw:name="HTTPS://WWW.UPSTI.FR/" text:anchor-type="char" svg:x="0cm" svg:y="0.012cm" svg:width="1.064cm" svg:height="1.191cm" draw:z-index="2"><draw:image xlink:href="Pictures/100002010000006400000070C21DD8F4530740D1.png" xlink:type="simple" xlink:show="embed" xlink:actuate="onLoad" loext:mime-type="image/png"/></draw:frame></draw:a><text:a xlink:type="simple" xlink:href="https://www.upsti.fr/" text:style-name="Internet_20_link" text:visited-style-name="Visited_20_Internet_20_Link"><text:span text:style-name="MT3">Union des Professeurs de Sciences et Techniques Industrielles</text:span></text:a><text:span text:style-name="MT4"><text:tab/></text:span><text:span text:style-name="MT5">Page </text:span><text:span text:style-name="MT6"><text:page-number style:num-format="1" text:select-page="current">1</text:page-number></text:span></text:p>
        <text:p text:style-name="MP5"><text:span text:style-name="MT5"><text:tab/>©UPSTI - Toute reproduction interdite sans l'autorisation de l'UPSTI</text:span><text:span text:style-name="MT2"><text:tab/></text:span><text:span text:style-name="MT5">sur </text:span><text:span text:style-name="MT6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char" draw:z-index="0" draw:name="WordPictureWatermark70967625" draw:style-name="Mgr1" draw:text-style-name="MP2" svg:width="18.439cm" svg:height="18.278cm" svg:x="0.002cm" svg:y="0cm"><draw:image xlink:href="Pictures/100000000000047E000004744947381CCCD331A0.png" xlink:type="simple" xlink:show="embed" xlink:actuate="onLoad" loext:mime-type="image/pn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PINAULT-BIGEARD</meta:initial-creator>
    <meta:editing-cycles>20</meta:editing-cycles>
    <meta:print-date>2020-04-19T22:43:00</meta:print-date>
    <meta:creation-date>2020-04-04T13:26:00</meta:creation-date>
    <dc:date>2020-04-27T17:18:48.612000000</dc:date>
    <meta:editing-duration>PT14H49M53S</meta:editing-duration>
    <meta:generator>LibreOffice/6.2.4.2$Windows_X86_64 LibreOffice_project/2412653d852ce75f65fbfa83fb7e7b669a126d64</meta:generator>
    <meta:document-statistic meta:table-count="0" meta:image-count="1" meta:object-count="0" meta:page-count="1" meta:paragraph-count="14" meta:word-count="90" meta:character-count="494" meta:non-whitespace-character-count="4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